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headline">
      <style:graphic-properties draw:stroke="solid" svg:stroke-color="#000000" draw:fill="solid" draw:fill-color="#66ffff" draw:fill-image-width="0cm" draw:fill-image-height="0cm" draw:textarea-vertical-align="middle" draw:shadow="hidden"/>
    </style:style>
    <style:style style:name="gr2" style:family="graphic" style:parent-style-name="objectwithoutfill">
      <style:graphic-properties draw:stroke="none" svg:stroke-color="#000000" draw:fill="none" draw:fill-color="#66ffff" draw:fill-image-width="0cm" draw:fill-image-height="0cm" fo:min-height="0.75cm" draw:shadow="hidden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66ffff" draw:fill-image-width="0cm" draw:fill-image-height="0cm"/>
      <style:paragraph-properties fo:text-align="center"/>
    </style:style>
    <style:style style:name="P3" style:family="paragraph">
      <loext:graphic-properties draw:fill="none" draw:fill-color="#66ffff" draw:fill-image-width="0cm" draw:fill-image-height="0cm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rect draw:style-name="gr1" draw:text-style-name="P2" draw:layer="Layer4" svg:width="3cm" svg:height="2cm" svg:x="1cm" svg:y="2cm">
          <text:p text:style-name="P1">SYNC</text:p>
        </draw:rect>
        <draw:frame draw:style-name="gr2" draw:text-style-name="P3" draw:layer="Layer4" svg:width="3cm" svg:height="1cm" svg:x="1cm" svg:y="4cm">
          <draw:text-box>
            <text:p text:style-name="P1">3 Bytes</text:p>
          </draw:text-box>
        </draw:frame>
        <draw:rect draw:style-name="gr1" draw:text-style-name="P2" draw:layer="layout" svg:width="4cm" svg:height="2cm" svg:x="4cm" svg:y="2cm">
          <text:p text:style-name="P1">LENGTH</text:p>
        </draw:rect>
        <draw:rect draw:style-name="gr1" draw:text-style-name="P2" draw:layer="layout" svg:width="7cm" svg:height="2cm" svg:x="8cm" svg:y="2cm">
          <text:p text:style-name="P1">PAYLOAD</text:p>
        </draw:rect>
        <draw:rect draw:style-name="gr1" draw:text-style-name="P2" draw:layer="layout" svg:width="3cm" svg:height="2cm" svg:x="15cm" svg:y="2cm">
          <text:p text:style-name="P1">CRC</text:p>
        </draw:rect>
        <draw:frame draw:style-name="gr2" draw:text-style-name="P3" draw:layer="layout" svg:width="4cm" svg:height="1cm" svg:x="4cm" svg:y="4cm">
          <draw:text-box>
            <text:p text:style-name="P1">2 Bytes</text:p>
          </draw:text-box>
        </draw:frame>
        <draw:frame draw:style-name="gr2" draw:text-style-name="P3" draw:layer="layout" svg:width="7cm" svg:height="1cm" svg:x="8cm" svg:y="4cm">
          <draw:text-box>
            <text:p text:style-name="P1">n Bytes </text:p>
          </draw:text-box>
        </draw:frame>
        <draw:frame draw:style-name="gr2" draw:text-style-name="P3" draw:layer="layout" svg:width="3cm" svg:height="1cm" svg:x="15cm" svg:y="4cm">
          <draw:text-box>
            <text:p text:style-name="P1">2 Bytes </text:p>
          </draw:text-box>
        </draw:frame>
        <draw:rect draw:style-name="gr1" draw:text-style-name="P2" draw:layer="layout" svg:width="3cm" svg:height="2cm" svg:x="1cm" svg:y="11cm">
          <text:p text:style-name="P1">SYNC</text:p>
        </draw:rect>
        <draw:frame draw:style-name="gr2" draw:text-style-name="P3" draw:layer="layout" svg:width="3cm" svg:height="1cm" svg:x="1cm" svg:y="13cm">
          <draw:text-box>
            <text:p text:style-name="P1">3 Bytes</text:p>
          </draw:text-box>
        </draw:frame>
        <draw:rect draw:style-name="gr1" draw:text-style-name="P2" draw:layer="layout" svg:width="4cm" svg:height="2cm" svg:x="4cm" svg:y="11cm">
          <text:p text:style-name="P1">LENGTH</text:p>
        </draw:rect>
        <draw:rect draw:style-name="gr1" draw:text-style-name="P2" draw:layer="layout" svg:width="7cm" svg:height="2cm" svg:x="11cm" svg:y="11cm">
          <text:p text:style-name="P1">PAYLOAD</text:p>
        </draw:rect>
        <draw:rect draw:style-name="gr1" draw:text-style-name="P2" draw:layer="layout" svg:width="3cm" svg:height="2cm" svg:x="18cm" svg:y="11cm">
          <text:p text:style-name="P1">CRC</text:p>
        </draw:rect>
        <draw:frame draw:style-name="gr2" draw:text-style-name="P3" draw:layer="layout" svg:width="4cm" svg:height="1cm" svg:x="4cm" svg:y="13cm">
          <draw:text-box>
            <text:p text:style-name="P1">2 Bytes</text:p>
          </draw:text-box>
        </draw:frame>
        <draw:frame draw:style-name="gr2" draw:text-style-name="P3" draw:layer="layout" svg:width="7cm" svg:height="1cm" svg:x="11cm" svg:y="13cm">
          <draw:text-box>
            <text:p text:style-name="P1">n Bytes </text:p>
          </draw:text-box>
        </draw:frame>
        <draw:frame draw:style-name="gr2" draw:text-style-name="P3" draw:layer="layout" svg:width="3cm" svg:height="1cm" svg:x="18cm" svg:y="13cm">
          <draw:text-box>
            <text:p text:style-name="P1">2 Bytes </text:p>
          </draw:text-box>
        </draw:frame>
        <draw:rect draw:style-name="gr1" draw:text-style-name="P2" draw:layer="layout" svg:width="3cm" svg:height="2cm" svg:x="8cm" svg:y="11cm">
          <text:p text:style-name="P1">ID</text:p>
        </draw:rect>
        <draw:frame draw:style-name="gr2" draw:text-style-name="P3" draw:layer="layout" svg:width="3cm" svg:height="1cm" svg:x="8cm" svg:y="13cm">
          <draw:text-box>
            <text:p text:style-name="P1">2 Bytes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2" svg:font-family="'Liberation Sans'" style:font-family-generic="swiss"/>
    <style:font-face style:name="Liberation Sans3" svg:font-family="'Liberation Sans'" style:font-adornments="Regular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roid Sans Fallback1" svg:font-family="'Droid Sans Fallback'" style:font-family-generic="swiss" style:font-pitch="variable"/>
    <style:font-face style:name="FreeSans1" svg:font-family="FreeSans" style:font-family-generic="swiss" style:font-pitch="variable"/>
    <style:font-face style:name="Liberation Sans1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Layer4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3T13:19:23.485801612</meta:creation-date>
    <dc:date>2015-12-13T15:33:40.899278666</dc:date>
    <meta:editing-duration>PT12M22S</meta:editing-duration>
    <meta:editing-cycles>3</meta:editing-cycles>
    <meta:generator>LibreOffice/4.4.3.2$Linux_X86_64 LibreOffice_project/40m0$Build-2</meta:generator>
    <meta:document-statistic meta:object-count="18"/>
  </office:meta>
</office:document-meta>
</file>